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fo:color="#5c8526" style:font-name="Courier" fo:font-size="9pt" fo:font-weight="bold" style:font-size-asian="9pt" style:font-weight-asian="bold" style:font-size-complex="9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 style:list-style-name="L1">
      <style:paragraph-properties fo:text-align="start" style:justify-single-word="false" fo:break-before="column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 style:list-style-name="L1">
      <style:paragraph-properties fo:text-align="start" style:justify-single-word="false" fo:break-before="column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fo:color="#5c8526"/>
    </style:style>
    <style:style style:name="T5" style:family="text">
      <style:text-properties fo:color="#5c8526" fo:font-weight="bold" style:font-weight-asian="bold" style:font-weight-complex="bold"/>
    </style:style>
    <style:style style:name="T6" style:family="text">
      <style:text-properties fo:color="#006600" style:font-name="Courier" fo:font-weight="bold" style:font-weight-asian="bold" style:font-weight-complex="bold"/>
    </style:style>
    <style:style style:name="T7" style:family="text">
      <style:text-properties fo:color="#0066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: </text:span>__________________________ <text:s text:c="86"/><text:span text:style-name="T1">Date:</text:span> ________<text:span text:style-name="T1"><text:line-break/></text:span></text:p>
      <text:p text:style-name="P1">CSCI-UA.0002 – Class #5</text:p>
      <text:p text:style-name="P2">User Input, Type Conversion, If Statements</text:p>
      <text:p text:style-name="P4"/>
      <text:list xml:id="list7885315157206257945" text:style-name="L1">
        <text:list-item>
          <text:p text:style-name="P6">Write out the output of each program in the space adjacent to it. <text:s/>If there is an error, indicate that an error will occur and correct the program in place. If there is a prompt for user input, include that in the output that you write out. <text:span text:style-name="T1"><text:s/>If there is a prompt for input, assume that the user types in 4</text:span>.<text:line-break/></text:p>
          <text:list>
            <text:list-item>
              <text:p text:style-name="P7">def foo(a, b, c):</text:p>
              <text:p text:style-name="P7"><text:s text:c="4"/>print(a, b, c)</text:p>
              <text:p text:style-name="P7">a, b, c = 2, 4, 8</text:p>
              <text:p text:style-name="P7">foo(c, b, a)<text:line-break/><text:line-break/><text:span text:style-name="T7">8 4 2</text:span><text:line-break/></text:p>
            </text:list-item>
            <text:list-item>
              <text:p text:style-name="P7">num = input("Please enter a number\n&gt; ")<text:line-break/>new_num = num + 5<text:line-break/>print("Your number plus 5 is " + new_num)<text:line-break/><text:line-break/><text:span text:style-name="T7">Please enter a number … then an error</text:span></text:p>
              <text:p text:style-name="P12"/>
            </text:list-item>
            <text:list-item>
              <text:p text:style-name="P8">b = True<text:line-break/>print("one")<text:line-break/>if b:<text:line-break/> <text:s text:c="3"/>print("two")<text:line-break/>print("three")<text:span text:style-name="T4"><text:line-break/><text:line-break/></text:span><text:span text:style-name="T5">one</text:span></text:p>
              <text:p text:style-name="P9">two</text:p>
              <text:p text:style-name="P8"><text:span text:style-name="T5">three</text:span><text:span text:style-name="T4"><text:line-break/></text:span></text:p>
            </text:list-item>
            <text:list-item>
              <text:p text:style-name="P7">b = False<text:line-break/>print("one")<text:line-break/>if b:<text:line-break/> <text:s text:c="3"/>print("two")</text:p>
              <text:p text:style-name="P7">else:<text:line-break/> <text:s text:c="3"/>print("three")<text:line-break/>print("four")<text:line-break/></text:p>
              <text:p text:style-name="P13">one</text:p>
              <text:p text:style-name="P10">three</text:p>
              <text:p text:style-name="P7"><text:span text:style-name="T7">four</text:span><text:line-break/></text:p>
            </text:list-item>
          </text:list>
        </text:list-item>
        <text:list-item>
          <text:p text:style-name="P11"><text:span text:style-name="T2">Write a function called </text:span><text:span text:style-name="T3">double_the_value</text:span><text:span text:style-name="T2">. <text:s/>It should have a single parameter. <text:s/>It will print out the result of doubling the argument that's passed in to it. <text:s/>For example:<text:line-break/><text:line-break/></text:span><text:span text:style-name="T3">double_the_value(4.5)</text:span></text:p>
        </text:list-item>
      </text:list>
      <text:p text:style-name="P4"/>
      <text:p text:style-name="P5"><text:span text:style-name="T2"><text:tab/>… will print out </text:span><text:span text:style-name="T3">9.0</text:span><text:span text:style-name="T2">.<text:line-break/><text:line-break/></text:span><text:span text:style-name="T6"><text:tab/>def double_the_value(num):<text:line-break/><text:tab/> <text:s text:c="3"/>print(num * 2)</text:span><text:span text:style-name="T2"><text:line-break/></text:span></text:p>
      <text:list xml:id="list1733617462" text:continue-numbering="true" text:style-name="L1">
        <text:list-item>
          <text:p text:style-name="P11"><text:span text:style-name="T2">Write a program that asks the user for a color. <text:s/>If the user enters 'puce', the program should write out: “that's my favorite color too!”. <text:s/>For all other input, the program should print out “what a lovely color!”. <text:s/>Example output is below:<text:line-break/><text:line-break/></text:span><text:span text:style-name="T3">what's your favorite color? </text:span></text:p>
          <text:p text:style-name="P7">&gt;puce</text:p>
          <text:p text:style-name="P7">that's my favorite color too!</text:p>
          <text:p text:style-name="P7"/>
          <text:p text:style-name="P7">what's your favorite color? </text:p>
          <text:p text:style-name="P7">&gt;blue</text:p>
          <text:p text:style-name="P11"><text:span text:style-name="T3">what a lovely color!<text:line-break/><text:line-break/></text:span><text:span text:style-name="T6">color = input("What's your favorite color?\n&gt; ")</text:span></text:p>
          <text:p text:style-name="P10">if color == "puce":</text:p>
          <text:p text:style-name="P10"><text:s text:c="4"/>print("That's my favorite color too!")</text:p>
          <text:p text:style-name="P10">else:</text:p>
          <text:p text:style-name="P11"><text:span text:style-name="T6"><text:s text:c="4"/>print("What a lovely color!")</text:span><text:span text:style-name="T3"><text:line-break/></text:span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04T03:15:29</meta:creation-date>
    <dc:date>2014-02-03T18:50:39</dc:date>
    <dc:creator>Joseph Versoza</dc:creator>
    <meta:editing-duration>P1DT1H51M30S</meta:editing-duration>
    <meta:editing-cycles>21</meta:editing-cycles>
    <meta:generator>OpenOffice/4.0.1$Unix OpenOffice.org_project/401m5$Build-9714</meta:generator>
    <meta:document-statistic meta:table-count="0" meta:image-count="0" meta:object-count="0" meta:page-count="2" meta:paragraph-count="29" meta:word-count="275" meta:character-count="1672"/>
  </office:meta>
</office:document-meta>
</file>